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Sans" svg:font-family="'Open 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2342" officeooo:paragraph-rsid="00112342"/>
    </style:style>
    <style:style style:name="P2" style:family="paragraph" style:parent-style-name="Standard">
      <style:text-properties officeooo:rsid="00112342" officeooo:paragraph-rsid="001595ae"/>
    </style:style>
    <style:style style:name="T1" style:family="text">
      <style:text-properties officeooo:rsid="00121444"/>
    </style:style>
    <style:style style:name="T2" style:family="text">
      <style:text-properties fo:font-weight="bold" officeooo:rsid="00121444" style:font-weight-asian="bold" style:font-weight-complex="bold"/>
    </style:style>
    <style:style style:name="T3" style:family="text">
      <style:text-properties fo:font-weight="bold" officeooo:rsid="0013f68a" style:font-weight-asian="bold" style:font-weight-complex="bold"/>
    </style:style>
    <style:style style:name="T4" style:family="text">
      <style:text-properties fo:font-weight="bold" officeooo:rsid="001595ae"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eetings.</text:p>
      <text:p text:style-name="P1"/>
      <text:p text:style-name="P1">My name is Philippe Massicotte and I am a postdoc researcher at Aarhus University in Denmark. We are currently working on a project linking DOC and CDOM properties around the world.</text:p>
      <text:p text:style-name="P1"/>
      <text:p text:style-name="P2">We have read with interest your paper entitled <text:span text:style-name="T4">Using Satellite Remote Sensing to Estimate the Colored Dissolved Organic Matter Absorption Coefficient in Lakes</text:span> and we would like the use the data you presented there in. However, we are currently missing geographical coordinates for the samples presented in the paper. We were wondering if you could provide a list with this missing information.</text:p>
      <text:p text:style-name="P1"/>
      <text:p text:style-name="P1">Regards,</text:p>
      <text:p text:style-name="P1">Philippe Massicotte on behalf of the working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Open Sans" svg:font-family="'Open 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Open Sans"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Massicotte</meta:initial-creator>
    <meta:creation-date>2016-02-29T13:41:52.760425410</meta:creation-date>
    <dc:date>2016-02-29T15:09:07.368164431</dc:date>
    <dc:creator>Philippe Massicotte</dc:creator>
    <meta:editing-duration>PT1H17M3S</meta:editing-duration>
    <meta:editing-cycles>4</meta:editing-cycles>
    <meta:generator>LibreOffice/5.1.0.3$Linux_X86_64 LibreOffice_project/5e3e00a007d9b3b6efb6797a8b8e57b51ab1f737</meta:generator>
    <meta:document-statistic meta:table-count="0" meta:image-count="0" meta:object-count="0" meta:page-count="1" meta:paragraph-count="5" meta:word-count="103" meta:character-count="642" meta:non-whitespace-character-count="544"/>
  </office:meta>
</office:document-meta>
</file>